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P2" style:family="paragraph" style:parent-style-name="Description">
      <style:text-properties officeooo:rsid="00129699" officeooo:paragraph-rsid="00129699"/>
    </style:style>
    <style:style style:name="P3" style:family="paragraph" style:parent-style-name="Description">
      <style:text-properties style:use-window-font-color="true" style:font-name="Calibri"/>
    </style:style>
    <style:style style:name="P4" style:family="paragraph" style:parent-style-name="Description">
      <style:paragraph-properties fo:margin-left="0in" fo:margin-right="0in" fo:margin-top="0in" fo:margin-bottom="0in" loext:contextual-spacing="false" fo:text-indent="0in" style:auto-text-indent="false"/>
      <style:text-properties style:use-window-font-color="true" style:font-name="Calibri" fo:font-size="10pt" fo:language="el" fo:country="GR" fo:font-style="normal" style:font-size-asian="10pt" style:font-style-asian="normal" style:font-style-complex="normal"/>
    </style:style>
    <style:style style:name="P5" style:family="paragraph" style:parent-style-name="Heading_20_2">
      <style:paragraph-properties fo:margin-left="0.2654in" fo:margin-right="0in" fo:text-indent="-0.2654in" style:auto-text-indent="false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ubtitle">
      <style:text-properties style:use-window-font-color="true" style:font-name="Calibri" fo:font-size="14pt" fo:letter-spacing="0.0102in" fo:language="el" fo:country="GR" style:font-size-asian="14pt" style:font-size-complex="11pt"/>
    </style:style>
    <style:style style:name="P8" style:family="paragraph" style:parent-style-name="Title" style:master-page-name="Standard">
      <style:paragraph-properties fo:margin-left="0in" fo:margin-right="0in" fo:text-indent="0in" style:auto-text-indent="false" style:page-number="auto"/>
    </style:style>
    <style:style style:name="P9" style:family="paragraph" style:parent-style-name="Description" style:list-style-name="List_20_1">
      <style:text-properties fo:color="#8497b0" style:font-name="Calibri" fo:font-size="10pt" fo:language="el" fo:country="GR" fo:font-style="normal" style:font-size-asian="10pt" style:font-style-asian="normal" style:font-size-complex="10pt" style:font-style-complex="normal"/>
    </style:style>
    <style:style style:name="P10" style:family="paragraph" style:parent-style-name="Description">
      <style:text-properties officeooo:rsid="00129699"/>
    </style:style>
    <style:style style:name="P11" style:family="paragraph" style:parent-style-name="Description" style:list-style-name="WWNum6">
      <style:text-properties officeooo:rsid="00129699" officeooo:paragraph-rsid="00129699"/>
    </style:style>
    <style:style style:name="P12" style:family="paragraph" style:parent-style-name="Description" style:list-style-name="List_20_1" style:master-page-name="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style:page-number="auto" fo:background-color="transparent" style:snap-to-layout-grid="false" style:writing-mode="lr-tb">
        <style:tab-stops>
          <style:tab-stop style:position="0.6665in"/>
        </style:tab-stops>
      </style:paragraph-properties>
      <style:text-properties style:use-window-font-color="true" style:font-name="Calibri" fo:font-size="10pt" fo:language="el" fo:country="GR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13" style:family="paragraph" style:parent-style-name="Description" style:list-style-name="List_20_1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fo:background-color="transparent" style:snap-to-layout-grid="false" style:writing-mode="lr-tb">
        <style:tab-stops>
          <style:tab-stop style:position="0.6665in"/>
        </style:tab-stops>
      </style:paragraph-properties>
      <style:text-properties style:use-window-font-color="true" style:font-name="Calibri" fo:font-size="10pt" fo:language="el" fo:country="GR" fo:font-style="normal" style:font-size-asian="10pt" style:font-style-asian="normal" style:font-size-complex="10pt" style:font-style-complex="normal" fo:hyphenate="false" fo:hyphenation-remain-char-count="2" fo:hyphenation-push-char-count="2" loext:hyphenation-no-caps="false"/>
    </style:style>
    <style:style style:name="P14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style:font-name="Calibri"/>
    </style:style>
    <style:style style:name="P15" style:family="paragraph" style:parent-style-name="Heading_20_1" style:list-style-name="WWNum2">
      <style:paragraph-properties fo:margin-left="0.3264in" fo:margin-right="0in" fo:text-indent="-0.3264in" style:auto-text-indent="false">
        <style:tab-stops/>
      </style:paragraph-properties>
      <style:text-properties style:use-window-font-color="true" style:font-name="Calibri" officeooo:paragraph-rsid="0014756c"/>
    </style:style>
    <style:style style:name="P16" style:family="paragraph" style:parent-style-name="Standard" style:list-style-name="List_20_1">
      <style:text-properties fo:font-size="10pt" style:font-size-asian="10pt" style:font-size-complex="10pt"/>
    </style:style>
    <style:style style:name="P17" style:family="paragraph" style:parent-style-name="Standard" style:list-style-name="List_20_1" style:master-page-name="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style:page-number="auto" fo:background-color="transparent" style:snap-to-layout-grid="false" style:writing-mode="lr-tb">
        <style:tab-stops>
          <style:tab-stop style:position="0.0319in"/>
        </style:tab-stops>
      </style:paragraph-properties>
      <style:text-properties fo:font-size="10pt" officeooo:paragraph-rsid="0014756c" style:font-size-asian="10pt" style:font-size-complex="10pt" fo:hyphenate="false" fo:hyphenation-remain-char-count="2" fo:hyphenation-push-char-count="2" loext:hyphenation-no-caps="false"/>
    </style:style>
    <style:style style:name="P18" style:family="paragraph" style:parent-style-name="Standard" style:list-style-name="List_20_1" style:master-page-name="">
      <loext:graphic-properties draw:fill="none"/>
      <style:paragraph-properties fo:margin-top="0.0835in" fo:margin-bottom="0in" loext:contextual-spacing="false" fo:text-align="start" style:justify-single-word="false" fo:orphans="2" fo:widows="2" fo:hyphenation-ladder-count="no-limit" style:page-number="auto" fo:background-color="transparent" style:snap-to-layout-grid="false" style:writing-mode="lr-tb"/>
      <style:text-properties fo:font-size="10pt" style:font-size-asian="10pt" style:font-size-complex="10pt" fo:hyphenate="false" fo:hyphenation-remain-char-count="2" fo:hyphenation-push-char-count="2" loext:hyphenation-no-caps="fals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style:use-window-font-color="true" style:font-name="Calibri"/>
    </style:style>
    <style:style style:name="T4" style:family="text">
      <style:text-properties style:use-window-font-color="true" style:font-name="Calibri" fo:font-size="22pt" style:font-size-asian="22pt"/>
    </style:style>
    <style:style style:name="T5" style:family="text">
      <style:text-properties style:use-window-font-color="true" style:font-name="Calibri" fo:font-size="22pt" fo:language="en" fo:country="US" style:font-size-asian="22pt"/>
    </style:style>
    <style:style style:name="T6" style:family="text">
      <style:text-properties style:use-window-font-color="true" style:font-name="Calibri" fo:language="en" fo:country="none"/>
    </style:style>
    <style:style style:name="T7" style:family="text">
      <style:text-properties style:use-window-font-color="true" style:font-name="Calibri" fo:font-size="10pt" fo:language="el" fo:country="GR" fo:font-style="normal" style:font-size-asian="10pt" style:font-style-asian="normal" style:font-style-complex="normal"/>
    </style:style>
    <style:style style:name="T8" style:family="text">
      <style:text-properties style:use-window-font-color="true" style:font-name="Calibri" fo:font-size="10pt" fo:language="el" fo:country="GR" fo:font-style="normal" officeooo:rsid="00129699" style:font-size-asian="10pt" style:font-style-asian="normal" style:font-style-complex="normal"/>
    </style:style>
    <style:style style:name="T9" style:family="text">
      <style:text-properties style:use-window-font-color="true" style:font-name="Calibri" fo:font-size="10pt" fo:language="el" fo:country="GR" fo:font-style="normal" style:font-size-asian="10pt" style:font-style-asian="normal" style:font-size-complex="10pt" style:font-style-complex="normal"/>
    </style:style>
    <style:style style:name="T10" style:family="text">
      <style:text-properties style:use-window-font-color="true" style:font-name="Calibri" fo:language="el" fo:country="GR" fo:font-style="normal" style:font-style-asian="normal" style:font-style-complex="normal"/>
    </style:style>
    <style:style style:name="T11" style:family="text">
      <style:text-properties style:use-window-font-color="true" style:font-name="Calibri" fo:language="el" fo:country="GR" fo:font-style="normal" officeooo:rsid="00129699" style:font-style-asian="normal" style:font-style-complex="normal"/>
    </style:style>
    <style:style style:name="T12" style:family="text">
      <style:text-properties fo:language="el" fo:country="GR"/>
    </style:style>
    <style:style style:name="T13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4">Έγγραφο</text:span><text:span text:style-name="T5"> </text:span><text:span text:style-name="T4">απαιτήσεων</text:span><text:span text:style-name="T5"> </text:span><text:span text:style-name="T4">εμπλεκομένων</text:span><text:span text:style-name="T5"> </text:span><text:span text:style-name="T4">μερών</text:span><text:span text:style-name="T5"> (StRS)<text:line-break/>Stakeholders Requirements Specification</text:span></text:p>
      <text:p text:style-name="P3"/>
      <text:p text:style-name="P7">ΥΠΟΥΡΓΕΙΟ ΠΕΡΙΒΑΛΛΟΝΤΟΣ ΚΑΙ ΕΝΕΡΓΕΙΑΣ</text:p>
      <text:list xml:id="list1581956945" text:style-name="WWNum2">
        <text:list-item>
          <text:h text:style-name="P14" text:outline-level="1">Εισαγωγή</text:h>
        </text:list-item>
      </text:list>
      <text:h text:style-name="P5" text:outline-level="2"><text:span text:style-name="T3">1.1<text:tab/></text:span><text:span text:style-name="T6"> </text:span><text:span text:style-name="T3">Ταυτότητα - επιχειρησιακοί στόχοι</text:span></text:h>
      <text:p text:style-name="P4"/>
      <text:p text:style-name="Standard"><text:span text:style-name="T7">Το πληροφοριακό σύστημα που θα αναπτυχθεί αφορά στην διαχείριση της φόρτισης των ηλεκτρικών οχημάτων, η οποία θα πραγματοποιείται σε σταθμούς που θα είναι εγκατεστημένοι σε δημόσιους ή ιδιωτικούς χώρους. Στόχοι αυτού του πληροφοριακού συστήματος είναι η παροχή δεδομένων και στατιστικών των γεγονότων φόρτισης ώστε να καταστεί δυνατή η ανάλυση των εν λόγω δεδομένων για τη λήψη αποφάσεων σχετικά με την υποστήριξη, </text:span><text:span text:style-name="T8">ανάπτυξη</text:span><text:span text:style-name="T7"> και επέκταση των </text:span><text:span text:style-name="T8">υπαρχόντων</text:span><text:span text:style-name="T7"> σταθμών φόρτισης καθώς και τη δημιουργία καινούριων.</text:span></text:p>
      <text:h text:style-name="P5" text:outline-level="2"><text:span text:style-name="T3">1.2</text:span><text:span text:style-name="T6"> <text:s/></text:span><text:span text:style-name="T3">Περίγραμμα επιχειρησιακών λειτουργιών</text:span></text:h>
      <text:p text:style-name="P6">Το πληροφοριακό σύστημα που θα αναπτυχθεί θα είναι σε θέση να υποστηρίζει τις εξής λειτουργίες:</text:p>
      <text:p text:style-name="P6"/>
      <text:list xml:id="list1295675041" text:style-name="List_20_1">
        <text:list-item>
          <text:p text:style-name="P16"><text:span text:style-name="T10">Άντληση μηνιαίων δεδομένων χρήσης των σταθμών φόρτισης </text:span><text:bookmark text:name="_GoBack"/><text:span text:style-name="T10"><text:line-break/>Το Υπουργείο Περιβάλλοντος και Ενέργειας μέσω του συστήματος θα έχει στη </text:span><text:span text:style-name="T11">διάθεσή</text:span><text:span text:style-name="T10"> του τα δεδομένα χρήσης των σταθμών φόρτισης των ηλεκτρικών οχημάτων ανά μήνα. Η κατάσταση δεδομένων/σταθμών παρουσιάζεται τόσο ανά διοικητική περιφέρεια όσο και ανά δήμο ώστε να γίνεται εμφανής η χρήση των </text:span><text:span text:style-name="T11">ηλεκτρικών</text:span><text:span text:style-name="T10"> οχημάτων ανά περιοχή. Η παρουσίαση των δεδομένων είναι τέτοια ώστε να παρουσιάζονται και στατιστικά στοιχεία όπως η αλλαγή στη μέση μηνιαία κατανάλωση του σταθμού, το χρονικό διάστημα μέγιστης χρήσης κλπ.</text:span></text:p>
        </text:list-item>
      </text:list>
      <text:list xml:id="list180138213813170" text:continue-list="list1581956945" text:style-name="WWNum2">
        <text:list-item>
          <text:h text:style-name="P14" text:outline-level="1">Αναφορές - πηγές πληροφοριών</text:h>
        </text:list-item>
      </text:list>
      <text:p text:style-name="Standard"><text:span text:style-name="T9">Ιστοσελίδα Υπουργείου Ενέργειας και Περιβάλλοντος: </text:span><text:a xlink:type="simple" xlink:href="https://ypen.gov.gr/" text:style-name="Internet_20_link" text:visited-style-name="Visited_20_Internet_20_Link"><text:span text:style-name="T13">https://ypen.gov.gr/</text:span></text:a></text:p>
      <text:list xml:id="list180138112284703" text:continue-numbering="true" text:style-name="WWNum2">
        <text:list-item>
          <text:h text:style-name="P14" text:outline-level="1">Λειτουργικές απαιτήσεις επιχειρησιακού περιβάλλοντος</text:h>
        </text:list-item>
      </text:list>
      <text:h text:style-name="P5" text:outline-level="2"><text:span text:style-name="T3">3.1<text:tab/></text:span><text:span text:style-name="T6"> </text:span><text:span text:style-name="T3">Επιχειρησιακές διαδικασίες</text:span></text:h>
      <text:list xml:id="list180137079813571" text:continue-list="list1295675041" text:style-name="List_20_1">
        <text:list-item>
          <text:p text:style-name="P16">Αναγνώριση των στοιχείων των οχημάτων</text:p>
        </text:list-item>
        <text:list-item>
          <text:p text:style-name="P16"><text:span text:style-name="T11">Διατήρηση</text:span><text:span text:style-name="T10"> στοιχείων </text:span><text:span text:style-name="T11">κατανάλωσης</text:span><text:span text:style-name="T10"> ενέργειας ανά όχημα.</text:span></text:p>
        </text:list-item>
        <text:list-item>
          <text:p text:style-name="P16">Αναφορά της ενέργειας που καταναλώθηκε ανά κατηγορία οχήματος για δεδομένη χρονική περίοδο.</text:p>
        </text:list-item>
        <text:list-item>
          <text:p text:style-name="P16"><text:span text:style-name="T10">Αναφορά κατανάλωσης ενέργειας για δεδομένη χρονική </text:span><text:span text:style-name="T11">περίοδο</text:span><text:span text:style-name="T10"> ανά σταθμό.</text:span></text:p>
        </text:list-item>
        <text:list-item>
          <text:p text:style-name="P12"><text:soft-page-break/>Αποθήκευση δεδομένων χρήσης σε τοπικό υπολογιστή.</text:p>
        </text:list-item>
        <text:list-item>
          <text:p text:style-name="P13">Στατιστική ανάλυση δεδομένων χρήσης των σταθμών ανά περιοχή.</text:p>
        </text:list-item>
        <text:list-item>
          <text:p text:style-name="P13">Δημιουργία βάσης δεδομένων φόρτισης ηλεκτρικών οχημάτων ανά περιοχή.</text:p>
          <text:p text:style-name="P9"/>
        </text:list-item>
      </text:list>
      <text:h text:style-name="P5" text:outline-level="2"><text:span text:style-name="T3">3.2<text:tab/></text:span><text:span text:style-name="T6"> </text:span><text:span text:style-name="T3">Δείκτες ποιότητας</text:span></text:h>
      <text:p text:style-name="P2"><text:tab/>Ν/Α</text:p>
      <text:list xml:id="list180138277848033" text:continue-list="list180138112284703" text:style-name="WWNum2">
        <text:list-item>
          <text:h text:style-name="P15" text:outline-level="1">Έκθεση απαιτήσεων χρηστών</text:h>
        </text:list-item>
      </text:list>
      <text:list xml:id="list180138885812287" text:continue-list="list180137079813571" text:style-name="List_20_1">
        <text:list-item>
          <text:p text:style-name="P17">Ιστορικό κατανάλωσης ενέργειας ανά σταθμό / δήμο / περιφέρεια.</text:p>
        </text:list-item>
      </text:list>
      <text:list xml:id="list180138717015742" text:continue-list="list180138277848033" text:style-name="WWNum2">
        <text:list-item>
          <text:h text:style-name="P15" text:outline-level="1">Αρχές του προτεινόμενου συστήματος</text:h>
        </text:list-item>
      </text:list>
      <text:list xml:id="list3905898238" text:style-name="WWNum6">
        <text:list-header>
          <text:p text:style-name="P11">Ν/Α</text:p>
        </text:list-header>
      </text:list>
      <text:list xml:id="list180137997320690" text:continue-list="list180138717015742" text:style-name="WWNum2">
        <text:list-item>
          <text:h text:style-name="P14" text:outline-level="1">Περιορισμοί στο πλαίσιο του έργου</text:h>
        </text:list-item>
      </text:list>
      <text:list xml:id="list180137102450619" text:continue-list="list180138885812287" text:style-name="List_20_1">
        <text:list-item>
          <text:p text:style-name="P18">Η πρόσβαση σε δεδομένα γίνεται μόνο κατόπιν επαλήθευσης του χρήστη του συστήματος.</text:p>
        </text:list-item>
        <text:list-item>
          <text:p text:style-name="P18">Ο χρήστης έχει πρόσβαση σε συγκεκριμένους πόρους του συστήματος.</text:p>
        </text:list-item>
        <text:list-item>
          <text:p text:style-name="P18"><text:span text:style-name="T12">Ο χρήστης έχει π</text:span>εριορισμένη πρόσβαση σε δεδομένα του συστήματος ακολουθώντας τον Γενικό Κανονισμό Προστασίας Δεδομένων της Ευρωπαϊκής Ένωσης 679/2016.</text:p>
        </text:list-item>
      </text:list>
      <text:list xml:id="list180137708235356" text:continue-list="list180137997320690" text:style-name="WWNum2">
        <text:list-item>
          <text:h text:style-name="P14" text:outline-level="1">Παράρτημα: ακρωνύμια και συντομογραφίες </text:h>
        </text:list-item>
      </text:list>
      <text:p text:style-name="P10"><text:tab/>Ν/Α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Wingdings" svg:font-family="Wingdings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tarell" svg:font-family="Cantarel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Wingdings1" svg:font-family="Wingdings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Calibri1" style:font-size-asian="10pt" style:language-asian="zh" style:country-asian="CN" style:font-name-complex="等线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835in" fo:margin-bottom="0in" loext:contextual-spacing="false" fo:text-align="start" style:justify-single-word="false" fo:orphans="2" fo:widows="2" fo:hyphenation-ladder-count="no-limit" style:snap-to-layout-grid="false" style:writing-mode="lr-tb"/>
      <style:text-properties style:use-window-font-color="true" style:font-name="Calibri" fo:font-family="Calibri" style:font-family-generic="roman" style:font-pitch="variable" fo:font-size="12pt" fo:language="el" fo:country="GR" style:letter-kerning="false" style:font-name-asian="Calibri1" style:font-family-asian="Calibri" style:font-family-generic-asian="system" style:font-pitch-asian="variable" style:font-size-asian="12pt" style:language-asian="en" style:country-asian="US" style:font-name-complex="等线" style:font-family-complex="等线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Cantarell" fo:font-family="Cantarell" style:font-family-generic="roman" style:font-pitch="variable"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in" loext:contextual-spacing="false" fo:keep-together="always" fo:keep-with-next="always"/>
      <style:text-properties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in" fo:margin-right="0in" fo:margin-top="0.1665in" fo:margin-bottom="0in" loext:contextual-spacing="false" fo:keep-together="always" fo:text-indent="-0.3937in" style:auto-text-indent="false" fo:keep-with-next="always"/>
      <style:text-properties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caption" style:family="paragraph" style:parent-style-name="Standard" style:next-style-name="Standard" style:default-outline-level="">
      <style:paragraph-properties fo:margin-top="0.0835in" fo:margin-bottom="0.0835in" loext:contextual-spacing="false" text:number-lines="false" text:line-number="0"/>
      <style:text-properties style:font-name="Cantarell" fo:font-family="Cantarell" style:font-family-generic="roman" style:font-pitch="variable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Subtitle" style:family="paragraph" style:parent-style-name="Standard" style:next-style-name="Standard" style:default-outline-level="" style:class="chapter">
      <style:paragraph-properties fo:margin-top="0.0835in" fo:margin-bottom="0.111in" loext:contextual-spacing="false"/>
      <style:text-properties fo:color="#595959" fo:font-size="14pt" fo:letter-spacing="0.0102in" style:font-name-asian="Calibri1" style:font-family-asian="Calibri" style:font-family-generic-asian="system" style:font-pitch-asian="variable" style:font-size-asian="14pt" style:font-size-complex="11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Description" style:family="paragraph" style:parent-style-name="Standard" style:default-outline-level="">
      <style:text-properties fo:color="#8497b0" fo:font-size="10pt" fo:font-style="italic" style:font-size-asian="10pt" style:font-style-asian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h" fo:country="CN" style:text-underline-style="solid" style:text-underline-width="auto" style:text-underline-color="font-color" style:language-asian="zh" style:country-asian="CN" style:language-complex="zh" style:country-complex="CN"/>
    </style:style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roman" style:font-pitch="variable" fo:font-size="16pt" fo:language="el" fo:country="GR" style:font-name-asian="Calibri1" style:font-family-asian="Calibri" style:font-family-generic-asian="system" style:font-pitch-asian="variable" style:font-size-asian="16pt" style:font-name-complex="等线 Light" style:font-family-complex="'等线 Light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3pt" fo:language="el" fo:country="GR" style:font-name-asian="Calibri1" style:font-family-asian="Calibri" style:font-family-generic-asian="system" style:font-pitch-asian="variable" style:font-size-asian="13pt" style:font-name-complex="等线 Light" style:font-family-complex="'等线 Light'" style:font-family-generic-complex="system" style:font-pitch-complex="variable" style:font-size-complex="13pt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fo:language="el" fo:country="GR" style:letter-kerning="true" style:font-name-asian="Calibri1" style:font-family-asian="Calibri" style:font-family-generic-asian="system" style:font-pitch-asian="variable" style:font-size-asian="28pt" style:font-name-complex="等线 Light" style:font-family-complex="'等线 Light'" style:font-family-generic-complex="system" style:font-pitch-complex="variable" style:font-size-complex="28pt"/>
    </style:style>
    <style:style style:name="Header_20_Char" style:display-name="Header Char" style:family="text" style:parent-style-name="Default_20_Paragraph_20_Font">
      <style:text-properties fo:language="el" fo:country="GR"/>
    </style:style>
    <style:style style:name="Footer_20_Char" style:display-name="Footer Char" style:family="text" style:parent-style-name="Default_20_Paragraph_20_Font">
      <style:text-properties fo:language="el" fo:country="GR"/>
    </style:style>
    <style:style style:name="Subtitle_20_Char" style:display-name="Subtitle Char" style:family="text" style:parent-style-name="Default_20_Paragraph_20_Font">
      <style:text-properties fo:color="#595959" fo:font-size="14pt" fo:letter-spacing="0.0102in" fo:language="el" fo:country="GR" style:font-name-asian="Calibri1" style:font-family-asian="Calibri" style:font-family-generic-asian="system" style:font-pitch-asian="variable" style:font-size-asian="14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3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4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5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7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8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text:bullet-char="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  <style:text-properties style:font-name="Wingdings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1.2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1.5in" fo:text-indent="-0.25in" fo:margin-left="0.25in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1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2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2.25in" fo:text-indent="-0.25in" fo:margin-left="0.25in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2.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2.75in" fo:text-indent="-0.25in" fo:margin-left="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WWNum5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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0" text:bullet-char="">
        <style:list-level-properties text:list-level-position-and-space-mode="label-alignment">
          <style:list-level-label-alignment text:label-followed-by="listtab" text:list-tab-stop-position="0.5in" fo:text-indent="-0.25in"/>
        </style:list-level-properties>
        <style:text-properties style:font-name="Wingdings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0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1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1.25in" fo:text-indent="-0.25in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1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1.7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2in" fo:text-indent="-0.25in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2.2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2.5in" fo:text-indent="-0.2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in" fo:padding-right="0in" fo:padding-top="0.0138in" fo:padding-bottom="0in" fo:border-left="none" fo:border-right="none" fo:border-top="0.51pt solid #000000" fo:border-bottom="none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1in" fo:margin-bottom="0.4917in" fo:margin-left="0.8335in" fo:margin-right="0.768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Ομάδα 28 <text:tab/>ΕΓΓΡΑΦΟ </text:span><text:span text:style-name="MT2">StRS</text:span><text:span text:style-name="MT1"> (2020)</text:span><text:span text:style-name="MT2"><text:tab/></text:span><text:span text:style-name="MT1">Σελ </text:span><text:span text:style-name="MT1"><text:page-number text:select-page="current">2</text:page-number></text:span><text:span text:style-name="MT1"><text:s/>/ <text:s/></text:span><text:span text:style-name="MT1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5:09:00</meta:creation-date>
    <meta:initial-creator>constantinos</meta:initial-creator>
    <dc:date>2020-12-20T18:01:36.668380816</dc:date>
    <meta:editing-duration>P1DT1H33M13S</meta:editing-duration>
    <meta:generator>LibreOffice/6.4.6.2$Linux_X86_64 LibreOffice_project/40$Build-2</meta:generator>
    <meta:editing-cycles>6</meta:editing-cycles>
    <meta:document-statistic meta:table-count="0" meta:image-count="0" meta:object-count="0" meta:page-count="2" meta:paragraph-count="33" meta:word-count="363" meta:character-count="2559" meta:non-whitespace-character-count="22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1.1.0.9719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